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32b3c" officeooo:paragraph-rsid="00132b3c"/>
    </style:style>
    <style:style style:name="P2" style:family="paragraph" style:parent-style-name="Title">
      <style:text-properties officeooo:rsid="00132b3c" officeooo:paragraph-rsid="00132b3c"/>
    </style:style>
    <style:style style:name="P3" style:family="paragraph" style:parent-style-name="Subtitle">
      <style:text-properties officeooo:rsid="00132b3c" officeooo:paragraph-rsid="00132b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Node.js : Strawpovre</text:p>
      <text:p text:style-name="P1"/>
      <text:p text:style-name="P3">Les fonctionnalités :</text:p>
      <text:p text:style-name="P1">Strawpovre permet à un professeur de créer un questionnaire. Ce questionnaire est accessible aux élèves ayant le mot de passe défini par le professeur.</text:p>
      <text:p text:style-name="P1">Les élèves ont un temps défini par l’auteur du questionnaire pour répondre aux questions. Plusieurs réponses sont proposées, mais une seule peut être sélectionnée. </text:p>
      <text:p text:style-name="P3">Nos choix techniques :</text:p>
      <text:p text:style-name="P1">L’authentification se fait grâce à un jwt (JSON web token) stocké en local storage chez le client.</text:p>
      <text:p text:style-name="P1">Chaque utilisateur a un compte déjà créé sur l’application (à l’image des compte élève lors d’une rentrée à l’IUT).</text:p>
      <text:p text:style-name="P1">Les librairies utilisées en front-end sont : @TODO lister front lib</text:p>
      <text:p text:style-name="P1"/>
      <text:p text:style-name="P3">Répartition des points :</text:p>
      <text:p text:style-name="P1">@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8:20:44.370893104</meta:creation-date>
    <dc:date>2018-02-24T18:31:10.816563732</dc:date>
    <meta:editing-duration>PT6S</meta:editing-duration>
    <meta:editing-cycles>1</meta:editing-cycles>
    <meta:document-statistic meta:table-count="0" meta:image-count="0" meta:object-count="0" meta:page-count="1" meta:paragraph-count="10" meta:word-count="111" meta:character-count="694" meta:non-whitespace-character-count="592"/>
    <meta:generator>LibreOffice/5.3.1.2$Linux_X86_64 LibreOffice_project/30m0$Build-2</meta:generator>
  </office:meta>
</office:document-meta>
</file>